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0cd3a" officeooo:paragraph-rsid="0000cd3a"/>
    </style:style>
    <style:style style:name="P2" style:family="paragraph" style:parent-style-name="Standard" style:list-style-name="L1">
      <style:text-properties officeooo:rsid="0010127f" officeooo:paragraph-rsid="0010127f"/>
    </style:style>
    <style:style style:name="P3" style:family="paragraph" style:parent-style-name="Standard" style:list-style-name="L1">
      <style:text-properties officeooo:rsid="0017f212" officeooo:paragraph-rsid="0019a408"/>
    </style:style>
    <style:style style:name="P4" style:family="paragraph" style:parent-style-name="Standard" style:list-style-name="L1">
      <style:text-properties officeooo:rsid="0011fac3" officeooo:paragraph-rsid="0011fac3"/>
    </style:style>
    <style:style style:name="P5" style:family="paragraph" style:parent-style-name="Standard" style:list-style-name="L1">
      <style:text-properties officeooo:rsid="001388b3" officeooo:paragraph-rsid="001388b3"/>
    </style:style>
    <style:style style:name="P6" style:family="paragraph" style:parent-style-name="Standard" style:list-style-name="L1">
      <style:text-properties officeooo:rsid="0013edb9" officeooo:paragraph-rsid="0013edb9"/>
    </style:style>
    <style:style style:name="P7" style:family="paragraph" style:parent-style-name="Standard" style:list-style-name="L1">
      <style:text-properties officeooo:rsid="001ddcb0" officeooo:paragraph-rsid="001ddcb0"/>
    </style:style>
    <style:style style:name="P8" style:family="paragraph" style:parent-style-name="Standard" style:list-style-name="L2">
      <style:text-properties officeooo:rsid="001ddcb0" officeooo:paragraph-rsid="001ddcb0"/>
    </style:style>
    <style:style style:name="P9" style:family="paragraph" style:parent-style-name="Standard" style:list-style-name="L1">
      <style:text-properties officeooo:rsid="002114aa" officeooo:paragraph-rsid="002114aa"/>
    </style:style>
    <style:style style:name="P10" style:family="paragraph" style:parent-style-name="Standard" style:list-style-name="L2">
      <style:text-properties officeooo:rsid="0000cd3a" officeooo:paragraph-rsid="0000cd3a"/>
    </style:style>
    <style:style style:name="P11" style:family="paragraph" style:parent-style-name="Standard" style:list-style-name="L2">
      <style:text-properties officeooo:rsid="0003e606" officeooo:paragraph-rsid="0003e606"/>
    </style:style>
    <style:style style:name="P12" style:family="paragraph" style:parent-style-name="Standard" style:list-style-name="L2">
      <style:text-properties officeooo:rsid="00050622" officeooo:paragraph-rsid="00050622"/>
    </style:style>
    <style:style style:name="P13" style:family="paragraph" style:parent-style-name="Standard" style:list-style-name="L2">
      <style:text-properties officeooo:rsid="000a10b0" officeooo:paragraph-rsid="000a10b0"/>
    </style:style>
    <style:style style:name="P14" style:family="paragraph" style:parent-style-name="Standard" style:list-style-name="L2">
      <style:text-properties officeooo:rsid="0023192a" officeooo:paragraph-rsid="0023192a"/>
    </style:style>
    <style:style style:name="P15" style:family="paragraph" style:parent-style-name="Standard" style:list-style-name="L2">
      <style:text-properties officeooo:rsid="0023a5a4" officeooo:paragraph-rsid="0023a5a4"/>
    </style:style>
    <style:style style:name="T1" style:family="text">
      <style:text-properties officeooo:rsid="0002ae17"/>
    </style:style>
    <style:style style:name="T2" style:family="text">
      <style:text-properties officeooo:rsid="0003e606"/>
    </style:style>
    <style:style style:name="T3" style:family="text">
      <style:text-properties officeooo:rsid="00050622"/>
    </style:style>
    <style:style style:name="T4" style:family="text">
      <style:text-properties officeooo:rsid="00051e48"/>
    </style:style>
    <style:style style:name="T5" style:family="text">
      <style:text-properties officeooo:rsid="000cc9a1"/>
    </style:style>
    <style:style style:name="T6" style:family="text">
      <style:text-properties officeooo:rsid="000e0b44"/>
    </style:style>
    <style:style style:name="T7" style:family="text">
      <style:text-properties officeooo:rsid="00160439"/>
    </style:style>
    <style:style style:name="T8" style:family="text">
      <style:text-properties officeooo:rsid="001615ba"/>
    </style:style>
    <style:style style:name="T9" style:family="text">
      <style:text-properties officeooo:rsid="0019a408"/>
    </style:style>
    <style:style style:name="T10" style:family="text">
      <style:text-properties officeooo:rsid="001c68eb"/>
    </style:style>
    <style:style style:name="T11" style:family="text">
      <style:text-properties officeooo:rsid="001eb0fe"/>
    </style:style>
    <style:style style:name="T12" style:family="text">
      <style:text-properties officeooo:rsid="00227a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:</text:p>
      <text:list xml:id="list2216782680" text:style-name="L1">
        <text:list-item>
          <text:p text:style-name="P2">Review product <text:span text:style-name="T8">(website)</text:span></text:p>
        </text:list-item>
        <text:list-item>
          <text:p text:style-name="P3">Customers can leave reviews <text:span text:style-name="T10">of the vehicles</text:span></text:p>
        </text:list-item>
        <text:list-item>
          <text:p text:style-name="P2">Give recommendations</text:p>
        </text:list-item>
        <text:list-item>
          <text:p text:style-name="P4">Organise everything</text:p>
        </text:list-item>
        <text:list-item>
          <text:p text:style-name="P4">Lay out database requirements/specifications</text:p>
        </text:list-item>
        <text:list-item>
          <text:p text:style-name="P4">UI design</text:p>
        </text:list-item>
        <text:list-item>
          <text:p text:style-name="P5">Test data</text:p>
        </text:list-item>
        <text:list-item>
          <text:p text:style-name="P6">Testin<text:span text:style-name="T9">g</text:span></text:p>
        </text:list-item>
        <text:list-item>
          <text:p text:style-name="P7">Report <text:span text:style-name="T11">function (list cars, rentals, customer details, etc)</text:span></text:p>
        </text:list-item>
        <text:list-item>
          <text:p text:style-name="P9"><text:span text:style-name="T12">Some sort of r</text:span>esearch on user’s requirements</text:p>
        </text:list-item>
      </text:list>
      <text:p text:style-name="P1"/>
      <text:p text:style-name="P1">Developers:</text:p>
      <text:list xml:id="list226026342" text:style-name="L2">
        <text:list-item>
          <text:p text:style-name="P10">Create a database storing the following information:</text:p>
          <text:list>
            <text:list-item>
              <text:p text:style-name="P10">Customer details (<text:span text:style-name="T5">ID, </text:span>name, contact details, date of birth, city <text:span text:style-name="T2">ID, user ID?, gender, job industry, address, phone number</text:span>)</text:p>
            </text:list-item>
            <text:list-item>
              <text:p text:style-name="P8">Reviews (ID, customer ID, car ID, star rating, text)</text:p>
            </text:list-item>
            <text:list-item>
              <text:p text:style-name="P10">Rental details (<text:span text:style-name="T6">ID, </text:span>customer ID, car ID, store ID, time/date, payment, accident/lost, return location)</text:p>
            </text:list-item>
            <text:list-item>
              <text:p text:style-name="P10"><text:span text:style-name="T1">Vehicle</text:span> details (<text:span text:style-name="T2">ID, store ID, make, model, series, year, engine capacity, fuel type, tank capacity, power, seating, transmission, drive, wheelbase)</text:span></text:p>
            </text:list-item>
            <text:list-item>
              <text:p text:style-name="P11">Recommendations (city ID, month, year?)</text:p>
            </text:list-item>
            <text:list-item>
              <text:p text:style-name="P11">Cities (ID, name, postcode, <text:span text:style-name="T3">state</text:span>)</text:p>
            </text:list-item>
            <text:list-item>
              <text:p text:style-name="P12">Store details (ID, name, address, phone, city ID<text:span text:style-name="T4">)</text:span></text:p>
            </text:list-item>
            <text:list-item>
              <text:p text:style-name="P13">User details (ID, name, password, privileges)</text:p>
            </text:list-item>
          </text:list>
        </text:list-item>
        <text:list-item>
          <text:p text:style-name="P13">Log in with username and password</text:p>
          <text:list>
            <text:list-item>
              <text:p text:style-name="P13">Different access level<text:span text:style-name="T7">s</text:span></text:p>
            </text:list-item>
          </text:list>
        </text:list-item>
        <text:list-item>
          <text:p text:style-name="P14">Online payments</text:p>
        </text:list-item>
        <text:list-item>
          <text:p text:style-name="P15">Priority: Make internal application, then add customer-facing bit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2pt" fo:language="en" fo:country="AU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Roboto" fo:font-size="12pt" fo:language="en" fo:country="AU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Roboto" fo:font-family="Roboto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" fo:font-family="Roboto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" fo:font-family="Roboto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55:57.455913675</meta:creation-date>
    <dc:date>2018-07-27T11:39:04.358803776</dc:date>
    <meta:editing-duration>PT36M38S</meta:editing-duration>
    <meta:editing-cycles>34</meta:editing-cycles>
    <meta:generator>LibreOffice/6.1.0.2$Linux_X86_64 LibreOffice_project/10$Build-2</meta:generator>
    <meta:document-statistic meta:table-count="0" meta:image-count="0" meta:object-count="0" meta:page-count="1" meta:paragraph-count="25" meta:word-count="175" meta:character-count="1100" meta:non-whitespace-character-count="973"/>
  </office:meta>
</office:document-meta>
</file>